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TypeImpl.getChildNodeDefini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TypeImpl.get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Impl.getPropertyDefini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TypeImpl.getDeclaredPropertyDefini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TypeImpl.canSetProperty( String propertyName , Value valu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NodeTypeImpl.getDeclaredChildNodeDefini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TypeImpl.isMix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Impl.NodeTypeImpl( EffectiveNodeType ent , QNodeTypeDefinition ntd , NodeTypeManagerImpl ntMgr , ManagerProvider mgr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TypeImpl.checkSetPropertyValueConstraints( QPropertyDefinition def , QValue [ ]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Impl.isNodeType( Name nodeTyp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Impl.getApplicablePropDef( Name propertyName , int type , boolean multiValu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Impl.definition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Impl.canAddChildNode( String childNodeName , String nodeTyp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deTypeImpl.getSupertyp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odeTypeImpl.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Impl.isNodeType( String nodeTyp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odeTypeImpl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TypeImpl.ns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Impl.getDeclaredSupertyp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odeTypeImpl.valu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Impl.canSetProperty( String propertyName , Value [ ] values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NodeTypeImpl.hasOrderableChild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Impl.canRemoveItem( String item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TypeImpl.qValu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Impl.canAddChildNode( String childNod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TypeImpl.getPrimaryItem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